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background-color="#3465a4" fo:padding="0.071cm"/>
    </style:style>
    <style:style style:name="ce3" style:family="table-cell" style:parent-style-name="Default">
      <style:table-cell-properties fo:background-color="#ffffff" fo:padding="0.071cm"/>
    </style:style>
    <style:style style:name="ce4" style:family="table-cell" style:parent-style-name="Default">
      <style:table-cell-properties fo:background-color="#3465a4"/>
    </style:style>
    <style:style style:name="ce5" style:family="table-cell" style:parent-style-name="Default" style:data-style-name="N139">
      <style:table-cell-properties fo:background-color="#3465a4" fo:padding="0.071cm"/>
    </style:style>
    <style:style style:name="ce6" style:family="table-cell" style:parent-style-name="Default" style:data-style-name="N139">
      <style:table-cell-properties fo:padding="0.071cm"/>
    </style:style>
    <style:style style:name="ce7" style:family="table-cell" style:parent-style-name="Default" style:data-style-name="N2">
      <style:table-cell-properties fo:background-color="#3465a4"/>
    </style:style>
    <style:style style:name="ce8" style:family="table-cell" style:parent-style-name="Default" style:data-style-name="N2"/>
    <style:style style:name="ce18" style:family="table-cell" style:parent-style-name="Default" style:data-style-name="N2">
      <style:table-cell-properties fo:background-color="#ffffff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minuta</text:p>
          </table:table-cell>
          <table:table-cell table:style-name="ce1" office:value-type="string" calcext:value-type="string">
            <text:p>Tacho</text:p>
          </table:table-cell>
          <table:table-cell office:value-type="string" calcext:value-type="string">
            <text:p>kąt</text:p>
          </table:table-cell>
          <table:table-cell office:value-type="string" calcext:value-type="string">
            <text:p>kąt2</text:p>
          </table:table-cell>
          <table:table-cell office:value-type="string" calcext:value-type="string">
            <text:p>interwał</text:p>
          </table:table-cell>
          <table:table-cell/>
        </table:table-row>
        <table:table-row table:style-name="ro1">
          <table:table-cell table:style-name="ce2" office:value-type="float" office:value="7.2" calcext:value-type="float">
            <text:p>7,2</text:p>
          </table:table-cell>
          <table:table-cell table:style-name="ce5" table:formula="of:=([.A2]*60/[.A2])/([.A2]/60)" office:value-type="float" office:value="500" calcext:value-type="float">
            <text:p>500,0</text:p>
          </table:table-cell>
          <table:table-cell table:style-name="ce7" table:formula="of:=6*[.A2]" office:value-type="float" office:value="43.2" calcext:value-type="float">
            <text:p>43,20</text:p>
          </table:table-cell>
          <table:table-cell table:style-name="ce7"/>
          <table:table-cell table:style-name="ce19" office:value-type="float" office:value="50" calcext:value-type="float" table:number-columns-spanned="1" table:number-rows-spanned="5">
            <text:p>5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table:formula="of:=([.A3]*60/[.A3])/([.A3]/60)" office:value-type="float" office:value="450" calcext:value-type="float">
            <text:p>450,0</text:p>
          </table:table-cell>
          <table:table-cell table:style-name="ce8" table:formula="of:=6*[.A3]" office:value-type="float" office:value="48" calcext:value-type="float">
            <text:p>48,00</text:p>
          </table:table-cell>
          <table:table-cell table:style-name="ce8"/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table:formula="of:=([.A4]*60/[.A4])/([.A4]/60)" office:value-type="float" office:value="400" calcext:value-type="float">
            <text:p>400,0</text:p>
          </table:table-cell>
          <table:table-cell table:style-name="ce8" table:formula="of:=6*[.A4]" office:value-type="float" office:value="54" calcext:value-type="float">
            <text:p>54,00</text:p>
          </table:table-cell>
          <table:table-cell table:style-name="ce8"/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.285" calcext:value-type="float">
            <text:p>10,285</text:p>
          </table:table-cell>
          <table:table-cell table:style-name="ce6" table:formula="of:=([.A5]*60/[.A5])/([.A5]/60)" office:value-type="float" office:value="350.024307243559" calcext:value-type="float">
            <text:p>350,0</text:p>
          </table:table-cell>
          <table:table-cell table:style-name="ce8" table:formula="of:=6*[.A5]" office:value-type="float" office:value="61.71" calcext:value-type="float">
            <text:p>61,71</text:p>
          </table:table-cell>
          <table:table-cell table:style-name="ce8"/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table:formula="of:=([.A6]*60/[.A6])/([.A6]/60)" office:value-type="float" office:value="300" calcext:value-type="float">
            <text:p>300,0</text:p>
          </table:table-cell>
          <table:table-cell table:style-name="ce7" table:formula="of:=6*[.A6]" office:value-type="float" office:value="72" calcext:value-type="float">
            <text:p>72,00</text:p>
          </table:table-cell>
          <table:table-cell table:style-name="ce7"/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12.4" calcext:value-type="float">
            <text:p>12,4</text:p>
          </table:table-cell>
          <table:table-cell table:style-name="ce6" table:formula="of:=([.A7]*60/[.A7])/([.A7]/60)" office:value-type="float" office:value="290.322580645161" calcext:value-type="float">
            <text:p>290,3</text:p>
          </table:table-cell>
          <table:table-cell table:style-name="ce8" table:formula="of:=6*[.A7]" office:value-type="float" office:value="74.4" calcext:value-type="float">
            <text:p>74,40</text:p>
          </table:table-cell>
          <table:table-cell table:style-name="ce8"/>
          <table:table-cell table:style-name="ce19" office:value-type="float" office:value="20" calcext:value-type="float" table:number-columns-spanned="1" table:number-rows-spanned="6">
            <text:p>2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3" office:value-type="float" office:value="12.85" calcext:value-type="float">
            <text:p>12,85</text:p>
          </table:table-cell>
          <table:table-cell table:style-name="ce6" table:formula="of:=([.A8]*60/[.A8])/([.A8]/60)" office:value-type="float" office:value="280.155642023346" calcext:value-type="float">
            <text:p>280,2</text:p>
          </table:table-cell>
          <table:table-cell table:style-name="ce8" table:formula="of:=6*[.A8]" office:value-type="float" office:value="77.1" calcext:value-type="float">
            <text:p>77,10</text:p>
          </table:table-cell>
          <table:table-cell table:style-name="ce8"/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13.32" calcext:value-type="float">
            <text:p>13,32</text:p>
          </table:table-cell>
          <table:table-cell table:style-name="ce6" table:formula="of:=([.A9]*60/[.A9])/([.A9]/60)" office:value-type="float" office:value="270.27027027027" calcext:value-type="float">
            <text:p>270,3</text:p>
          </table:table-cell>
          <table:table-cell table:style-name="ce8" table:formula="of:=6*[.A9]" office:value-type="float" office:value="79.92" calcext:value-type="float">
            <text:p>79,92</text:p>
          </table:table-cell>
          <table:table-cell table:style-name="ce8"/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13.84" calcext:value-type="float">
            <text:p>13,84</text:p>
          </table:table-cell>
          <table:table-cell table:style-name="ce6" table:formula="of:=([.A10]*60/[.A10])/([.A10]/60)" office:value-type="float" office:value="260.115606936416" calcext:value-type="float">
            <text:p>260,1</text:p>
          </table:table-cell>
          <table:table-cell table:style-name="ce8" table:formula="of:=6*[.A10]" office:value-type="float" office:value="83.04" calcext:value-type="float">
            <text:p>83,04</text:p>
          </table:table-cell>
          <table:table-cell table:style-name="ce8"/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14.4" calcext:value-type="float">
            <text:p>14,4</text:p>
          </table:table-cell>
          <table:table-cell table:style-name="ce6" table:formula="of:=([.A11]*60/[.A11])/([.A11]/60)" office:value-type="float" office:value="250" calcext:value-type="float">
            <text:p>250,0</text:p>
          </table:table-cell>
          <table:table-cell table:style-name="ce8" table:formula="of:=6*[.A11]" office:value-type="float" office:value="86.4" calcext:value-type="float">
            <text:p>86,40</text:p>
          </table:table-cell>
          <table:table-cell table:style-name="ce8"/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table:formula="of:=([.A12]*60/[.A12])/([.A12]/60)" office:value-type="float" office:value="240" calcext:value-type="float">
            <text:p>240,0</text:p>
          </table:table-cell>
          <table:table-cell table:style-name="ce7" table:formula="of:=6*[.A12]" office:value-type="float" office:value="90" calcext:value-type="float">
            <text:p>90,00</text:p>
          </table:table-cell>
          <table:table-cell table:style-name="ce7"/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15.65" calcext:value-type="float">
            <text:p>15,65</text:p>
          </table:table-cell>
          <table:table-cell table:style-name="ce6" table:formula="of:=([.A13]*60/[.A13])/([.A13]/60)" office:value-type="float" office:value="230.031948881789" calcext:value-type="float">
            <text:p>230,0</text:p>
          </table:table-cell>
          <table:table-cell table:style-name="ce8" table:formula="of:=6*[.A13]" office:value-type="float" office:value="93.9" calcext:value-type="float">
            <text:p>93,90</text:p>
          </table:table-cell>
          <table:table-cell table:style-name="ce8"/>
          <table:table-cell table:style-name="ce20" office:value-type="float" office:value="10" calcext:value-type="float" table:number-columns-spanned="1" table:number-rows-spanned="12">
            <text:p>1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16.36" calcext:value-type="float">
            <text:p>16,36</text:p>
          </table:table-cell>
          <table:table-cell table:style-name="ce6" table:formula="of:=([.A14]*60/[.A14])/([.A14]/60)" office:value-type="float" office:value="220.048899755501" calcext:value-type="float">
            <text:p>220,0</text:p>
          </table:table-cell>
          <table:table-cell table:style-name="ce8" table:formula="of:=6*[.A14]" office:value-type="float" office:value="98.16" calcext:value-type="float">
            <text:p>98,16</text:p>
          </table:table-cell>
          <table:table-cell table:style-name="ce8"/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17.14" calcext:value-type="float">
            <text:p>17,14</text:p>
          </table:table-cell>
          <table:table-cell table:style-name="ce6" table:formula="of:=([.A15]*60/[.A15])/([.A15]/60)" office:value-type="float" office:value="210.035005834306" calcext:value-type="float">
            <text:p>210,0</text:p>
          </table:table-cell>
          <table:table-cell table:style-name="ce8" table:formula="of:=6*[.A15]" office:value-type="float" office:value="102.84" calcext:value-type="float">
            <text:p>102,84</text:p>
          </table:table-cell>
          <table:table-cell table:style-name="ce8"/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table:formula="of:=([.A16]*60/[.A16])/([.A16]/60)" office:value-type="float" office:value="200" calcext:value-type="float">
            <text:p>200,0</text:p>
          </table:table-cell>
          <table:table-cell table:style-name="ce7" table:formula="of:=6*[.A16]" office:value-type="float" office:value="108" calcext:value-type="float">
            <text:p>108,00</text:p>
          </table:table-cell>
          <table:table-cell table:style-name="ce7" table:formula="of:=360-(180-[.C16])" office:value-type="float" office:value="288" calcext:value-type="float">
            <text:p>288,00</text:p>
          </table:table-cell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18.95" calcext:value-type="float">
            <text:p>18,95</text:p>
          </table:table-cell>
          <table:table-cell table:style-name="ce6" table:formula="of:=([.A17]*60/[.A17])/([.A17]/60)" office:value-type="float" office:value="189.973614775726" calcext:value-type="float">
            <text:p>190,0</text:p>
          </table:table-cell>
          <table:table-cell table:style-name="ce8" table:formula="of:=6*[.A17]" office:value-type="float" office:value="113.7" calcext:value-type="float">
            <text:p>113,70</text:p>
          </table:table-cell>
          <table:table-cell table:style-name="ce18" table:formula="of:=360-(180-[.C17])" office:value-type="float" office:value="293.7" calcext:value-type="float">
            <text:p>293,70</text:p>
          </table:table-cell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6" table:formula="of:=([.A18]*60/[.A18])/([.A18]/60)" office:value-type="float" office:value="180" calcext:value-type="float">
            <text:p>180,0</text:p>
          </table:table-cell>
          <table:table-cell table:style-name="ce8" table:formula="of:=6*[.A18]" office:value-type="float" office:value="120" calcext:value-type="float">
            <text:p>120,00</text:p>
          </table:table-cell>
          <table:table-cell table:style-name="ce18" table:formula="of:=360-(180-[.C18])" office:value-type="float" office:value="300" calcext:value-type="float">
            <text:p>300,00</text:p>
          </table:table-cell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21.18" calcext:value-type="float">
            <text:p>21,18</text:p>
          </table:table-cell>
          <table:table-cell table:style-name="ce6" table:formula="of:=([.A19]*60/[.A19])/([.A19]/60)" office:value-type="float" office:value="169.971671388102" calcext:value-type="float">
            <text:p>170,0</text:p>
          </table:table-cell>
          <table:table-cell table:style-name="ce8" table:formula="of:=6*[.A19]" office:value-type="float" office:value="127.08" calcext:value-type="float">
            <text:p>127,08</text:p>
          </table:table-cell>
          <table:table-cell table:style-name="ce18" table:formula="of:=360-(180-[.C19])" office:value-type="float" office:value="307.08" calcext:value-type="float">
            <text:p>307,08</text:p>
          </table:table-cell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22.5" calcext:value-type="float">
            <text:p>22,5</text:p>
          </table:table-cell>
          <table:table-cell table:style-name="ce5" table:formula="of:=([.A20]*60/[.A20])/([.A20]/60)" office:value-type="float" office:value="160" calcext:value-type="float">
            <text:p>160,0</text:p>
          </table:table-cell>
          <table:table-cell table:style-name="ce7" table:formula="of:=6*[.A20]" office:value-type="float" office:value="135" calcext:value-type="float">
            <text:p>135,00</text:p>
          </table:table-cell>
          <table:table-cell table:style-name="ce7" table:formula="of:=360-(180-[.C20])" office:value-type="float" office:value="315" calcext:value-type="float">
            <text:p>315,00</text:p>
          </table:table-cell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6" table:formula="of:=([.A21]*60/[.A21])/([.A21]/60)" office:value-type="float" office:value="150" calcext:value-type="float">
            <text:p>150,0</text:p>
          </table:table-cell>
          <table:table-cell table:style-name="ce8" table:formula="of:=6*[.A21]" office:value-type="float" office:value="144" calcext:value-type="float">
            <text:p>144,00</text:p>
          </table:table-cell>
          <table:table-cell table:style-name="ce18" table:formula="of:=360-(180-[.C21])" office:value-type="float" office:value="324" calcext:value-type="float">
            <text:p>324,00</text:p>
          </table:table-cell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4" office:value-type="float" office:value="25.71" calcext:value-type="float">
            <text:p>25,71</text:p>
          </table:table-cell>
          <table:table-cell table:style-name="ce5" table:formula="of:=([.A22]*60/[.A22])/([.A22]/60)" office:value-type="float" office:value="140.02333722287" calcext:value-type="float">
            <text:p>140,0</text:p>
          </table:table-cell>
          <table:table-cell table:style-name="ce7" table:formula="of:=6*[.A22]" office:value-type="float" office:value="154.26" calcext:value-type="float">
            <text:p>154,26</text:p>
          </table:table-cell>
          <table:table-cell table:style-name="ce7" table:formula="of:=360-(180-[.C22])" office:value-type="float" office:value="334.26" calcext:value-type="float">
            <text:p>334,26</text:p>
          </table:table-cell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7.7" calcext:value-type="float">
            <text:p>27,7</text:p>
          </table:table-cell>
          <table:table-cell table:style-name="ce6" table:formula="of:=([.A23]*60/[.A23])/([.A23]/60)" office:value-type="float" office:value="129.963898916968" calcext:value-type="float">
            <text:p>130,0</text:p>
          </table:table-cell>
          <table:table-cell table:style-name="ce8" table:formula="of:=6*[.A23]" office:value-type="float" office:value="166.2" calcext:value-type="float">
            <text:p>166,20</text:p>
          </table:table-cell>
          <table:table-cell table:style-name="ce18" table:formula="of:=360-(180-[.C23])" office:value-type="float" office:value="346.2" calcext:value-type="float">
            <text:p>346,20</text:p>
          </table:table-cell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5" table:formula="of:=([.A24]*60/[.A24])/([.A24]/60)" office:value-type="float" office:value="120" calcext:value-type="float">
            <text:p>120,0</text:p>
          </table:table-cell>
          <table:table-cell table:style-name="ce7" table:formula="of:=6*[.A24]" office:value-type="float" office:value="180" calcext:value-type="float">
            <text:p>180,00</text:p>
          </table:table-cell>
          <table:table-cell table:style-name="ce7" table:formula="of:=360-(180-[.C24])" office:value-type="float" office:value="360" calcext:value-type="float">
            <text:p>360,00</text:p>
          </table:table-cell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1.3" calcext:value-type="float">
            <text:p>31,3</text:p>
          </table:table-cell>
          <table:table-cell table:style-name="ce6" table:formula="of:=([.A25]*60/[.A25])/([.A25]/60)" office:value-type="float" office:value="115.015974440895" calcext:value-type="float">
            <text:p>115,0</text:p>
          </table:table-cell>
          <table:table-cell table:style-name="ce8" table:formula="of:=6*[.A25]" office:value-type="float" office:value="187.8" calcext:value-type="float">
            <text:p>187,80</text:p>
          </table:table-cell>
          <table:table-cell table:style-name="ce18" table:formula="of:=360-(180-[.C25])" office:value-type="float" office:value="367.8" calcext:value-type="float">
            <text:p>367,80</text:p>
          </table:table-cell>
          <table:table-cell table:style-name="ce10" office:value-type="float" office:value="5" calcext:value-type="float" table:number-columns-spanned="1" table:number-rows-spanned="4">
            <text:p>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4" office:value-type="float" office:value="32.72" calcext:value-type="float">
            <text:p>32,72</text:p>
          </table:table-cell>
          <table:table-cell table:style-name="ce5" table:formula="of:=([.A26]*60/[.A26])/([.A26]/60)" office:value-type="float" office:value="110.024449877751" calcext:value-type="float">
            <text:p>110,0</text:p>
          </table:table-cell>
          <table:table-cell table:style-name="ce7" table:formula="of:=6*[.A26]" office:value-type="float" office:value="196.32" calcext:value-type="float">
            <text:p>196,32</text:p>
          </table:table-cell>
          <table:table-cell table:style-name="ce7" table:formula="of:=360-(180-[.C26])" office:value-type="float" office:value="376.32" calcext:value-type="float">
            <text:p>376,32</text:p>
          </table:table-cell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4.3" calcext:value-type="float">
            <text:p>34,3</text:p>
          </table:table-cell>
          <table:table-cell table:style-name="ce6" table:formula="of:=([.A27]*60/[.A27])/([.A27]/60)" office:value-type="float" office:value="104.956268221574" calcext:value-type="float">
            <text:p>105,0</text:p>
          </table:table-cell>
          <table:table-cell table:style-name="ce8" table:formula="of:=6*[.A27]" office:value-type="float" office:value="205.8" calcext:value-type="float">
            <text:p>205,80</text:p>
          </table:table-cell>
          <table:table-cell table:style-name="ce18" table:formula="of:=360-(180-[.C27])" office:value-type="float" office:value="385.8" calcext:value-type="float">
            <text:p>385,80</text:p>
          </table:table-cell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5" table:formula="of:=([.A28]*60/[.A28])/([.A28]/60)" office:value-type="float" office:value="100" calcext:value-type="float">
            <text:p>100,0</text:p>
          </table:table-cell>
          <table:table-cell table:style-name="ce7" table:formula="of:=6*[.A28]" office:value-type="float" office:value="216" calcext:value-type="float">
            <text:p>216,00</text:p>
          </table:table-cell>
          <table:table-cell table:style-name="ce7" table:formula="of:=360-(180-[.C28])" office:value-type="float" office:value="396" calcext:value-type="float">
            <text:p>396,00</text:p>
          </table:table-cell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table:style-name="ce6"/>
          <table:table-cell table:style-name="ce8"/>
          <table:table-cell table:style-name="ce18"/>
          <table:table-cell table:style-name="ce19" office:value-type="float" office:value="2" calcext:value-type="float" table:number-columns-spanned="1" table:number-rows-spanned="10">
            <text:p>2</text:p>
          </table:table-cell>
          <table:table-cell/>
        </table:table-row>
        <table:table-row table:style-name="ro1">
          <table:table-cell office:value-type="float" office:value="36.72" calcext:value-type="float">
            <text:p>36,72</text:p>
          </table:table-cell>
          <table:table-cell table:style-name="ce6" table:formula="of:=([.A30]*60/[.A30])/([.A30]/60)" office:value-type="float" office:value="98.0392156862745" calcext:value-type="float">
            <text:p>98,0</text:p>
          </table:table-cell>
          <table:table-cell table:style-name="ce8" table:formula="of:=6*[.A30]" office:value-type="float" office:value="220.32" calcext:value-type="float">
            <text:p>220,32</text:p>
          </table:table-cell>
          <table:table-cell table:style-name="ce18" table:formula="of:=360-(180-[.C30])" office:value-type="float" office:value="400.32" calcext:value-type="float">
            <text:p>400,32</text:p>
          </table:table-cell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table:style-name="ce6"/>
          <table:table-cell table:style-name="ce8"/>
          <table:table-cell table:style-name="ce18"/>
          <table:covered-table-cell/>
          <table:table-cell/>
        </table:table-row>
        <table:table-row table:style-name="ro1">
          <table:table-cell office:value-type="float" office:value="37.5" calcext:value-type="float">
            <text:p>37,5</text:p>
          </table:table-cell>
          <table:table-cell table:style-name="ce6" table:formula="of:=([.A32]*60/[.A32])/([.A32]/60)" office:value-type="float" office:value="96" calcext:value-type="float">
            <text:p>96,0</text:p>
          </table:table-cell>
          <table:table-cell table:style-name="ce8" table:formula="of:=6*[.A32]" office:value-type="float" office:value="225" calcext:value-type="float">
            <text:p>225,00</text:p>
          </table:table-cell>
          <table:table-cell table:style-name="ce18" table:formula="of:=360-(180-[.C32])" office:value-type="float" office:value="405" calcext:value-type="float">
            <text:p>405,00</text:p>
          </table:table-cell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table:style-name="ce6"/>
          <table:table-cell table:style-name="ce8"/>
          <table:table-cell table:style-name="ce18"/>
          <table:covered-table-cell/>
          <table:table-cell/>
        </table:table-row>
        <table:table-row table:style-name="ro1">
          <table:table-cell office:value-type="float" office:value="38.3" calcext:value-type="float">
            <text:p>38,3</text:p>
          </table:table-cell>
          <table:table-cell table:style-name="ce6" table:formula="of:=([.A34]*60/[.A34])/([.A34]/60)" office:value-type="float" office:value="93.9947780678851" calcext:value-type="float">
            <text:p>94,0</text:p>
          </table:table-cell>
          <table:table-cell table:style-name="ce8" table:formula="of:=6*[.A34]" office:value-type="float" office:value="229.8" calcext:value-type="float">
            <text:p>229,80</text:p>
          </table:table-cell>
          <table:table-cell table:style-name="ce18" table:formula="of:=360-(180-[.C34])" office:value-type="float" office:value="409.8" calcext:value-type="float">
            <text:p>409,80</text:p>
          </table:table-cell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table:style-name="ce6"/>
          <table:table-cell table:style-name="ce8"/>
          <table:table-cell table:style-name="ce18"/>
          <table:covered-table-cell/>
          <table:table-cell/>
        </table:table-row>
        <table:table-row table:style-name="ro1">
          <table:table-cell office:value-type="float" office:value="39.15" calcext:value-type="float">
            <text:p>39,15</text:p>
          </table:table-cell>
          <table:table-cell table:style-name="ce6" table:formula="of:=([.A36]*60/[.A36])/([.A36]/60)" office:value-type="float" office:value="91.9540229885058" calcext:value-type="float">
            <text:p>92,0</text:p>
          </table:table-cell>
          <table:table-cell table:style-name="ce8" table:formula="of:=6*[.A36]" office:value-type="float" office:value="234.9" calcext:value-type="float">
            <text:p>234,90</text:p>
          </table:table-cell>
          <table:table-cell table:style-name="ce18" table:formula="of:=360-(180-[.C36])" office:value-type="float" office:value="414.9" calcext:value-type="float">
            <text:p>414,90</text:p>
          </table:table-cell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table:style-name="ce6"/>
          <table:table-cell table:style-name="ce8"/>
          <table:table-cell table:style-name="ce18"/>
          <table:covered-table-cell/>
          <table:table-cell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5" table:formula="of:=([.A38]*60/[.A38])/([.A38]/60)" office:value-type="float" office:value="90" calcext:value-type="float">
            <text:p>90,0</text:p>
          </table:table-cell>
          <table:table-cell table:style-name="ce7" table:formula="of:=6*[.A38]" office:value-type="float" office:value="240" calcext:value-type="float">
            <text:p>240,00</text:p>
          </table:table-cell>
          <table:table-cell table:style-name="ce7" table:formula="of:=360-(180-[.C38])" office:value-type="float" office:value="420" calcext:value-type="float">
            <text:p>420,00</text:p>
          </table:table-cell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0.45" calcext:value-type="float">
            <text:p>40,45</text:p>
          </table:table-cell>
          <table:table-cell table:style-name="ce6" table:formula="of:=([.A39]*60/[.A39])/([.A39]/60)" office:value-type="float" office:value="88.9987639060569" calcext:value-type="float">
            <text:p>89,0</text:p>
          </table:table-cell>
          <table:table-cell table:style-name="ce8" table:formula="of:=6*[.A39]" office:value-type="float" office:value="242.7" calcext:value-type="float">
            <text:p>242,70</text:p>
          </table:table-cell>
          <table:table-cell table:style-name="ce8"/>
          <table:table-cell table:style-name="ce20" office:value-type="float" office:value="1" calcext:value-type="float" table:number-columns-spanned="1" table:number-rows-spanned="30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0.9" calcext:value-type="float">
            <text:p>40,9</text:p>
          </table:table-cell>
          <table:table-cell table:style-name="ce6" table:formula="of:=([.A40]*60/[.A40])/([.A40]/60)" office:value-type="float" office:value="88.0195599022005" calcext:value-type="float">
            <text:p>88,0</text:p>
          </table:table-cell>
          <table:table-cell table:style-name="ce8" table:formula="of:=6*[.A40]" office:value-type="float" office:value="245.4" calcext:value-type="float">
            <text:p>245,40</text:p>
          </table:table-cell>
          <table:table-cell table:style-name="ce8"/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1.4" calcext:value-type="float">
            <text:p>41,4</text:p>
          </table:table-cell>
          <table:table-cell table:style-name="ce6" table:formula="of:=([.A41]*60/[.A41])/([.A41]/60)" office:value-type="float" office:value="86.9565217391304" calcext:value-type="float">
            <text:p>87,0</text:p>
          </table:table-cell>
          <table:table-cell table:style-name="ce8" table:formula="of:=6*[.A41]" office:value-type="float" office:value="248.4" calcext:value-type="float">
            <text:p>248,40</text:p>
          </table:table-cell>
          <table:table-cell table:style-name="ce8"/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1.84" calcext:value-type="float">
            <text:p>41,84</text:p>
          </table:table-cell>
          <table:table-cell table:style-name="ce6" table:formula="of:=([.A42]*60/[.A42])/([.A42]/60)" office:value-type="float" office:value="86.0420650095602" calcext:value-type="float">
            <text:p>86,0</text:p>
          </table:table-cell>
          <table:table-cell table:style-name="ce8" table:formula="of:=6*[.A42]" office:value-type="float" office:value="251.04" calcext:value-type="float">
            <text:p>251,04</text:p>
          </table:table-cell>
          <table:table-cell table:style-name="ce8"/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2.35" calcext:value-type="float">
            <text:p>42,35</text:p>
          </table:table-cell>
          <table:table-cell table:style-name="ce6" table:formula="of:=([.A43]*60/[.A43])/([.A43]/60)" office:value-type="float" office:value="85.0059031877214" calcext:value-type="float">
            <text:p>85,0</text:p>
          </table:table-cell>
          <table:table-cell table:style-name="ce8" table:formula="of:=6*[.A43]" office:value-type="float" office:value="254.1" calcext:value-type="float">
            <text:p>254,10</text:p>
          </table:table-cell>
          <table:table-cell table:style-name="ce8"/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2.85" calcext:value-type="float">
            <text:p>42,85</text:p>
          </table:table-cell>
          <table:table-cell table:style-name="ce6" table:formula="of:=([.A44]*60/[.A44])/([.A44]/60)" office:value-type="float" office:value="84.0140023337223" calcext:value-type="float">
            <text:p>84,0</text:p>
          </table:table-cell>
          <table:table-cell table:style-name="ce8" table:formula="of:=6*[.A44]" office:value-type="float" office:value="257.1" calcext:value-type="float">
            <text:p>257,10</text:p>
          </table:table-cell>
          <table:table-cell table:style-name="ce8"/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3.35" calcext:value-type="float">
            <text:p>43,35</text:p>
          </table:table-cell>
          <table:table-cell table:style-name="ce6" table:formula="of:=([.A45]*60/[.A45])/([.A45]/60)" office:value-type="float" office:value="83.0449826989619" calcext:value-type="float">
            <text:p>83,0</text:p>
          </table:table-cell>
          <table:table-cell table:style-name="ce8" table:formula="of:=6*[.A45]" office:value-type="float" office:value="260.1" calcext:value-type="float">
            <text:p>260,10</text:p>
          </table:table-cell>
          <table:table-cell table:style-name="ce8"/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3.9" calcext:value-type="float">
            <text:p>43,9</text:p>
          </table:table-cell>
          <table:table-cell table:style-name="ce6" table:formula="of:=([.A46]*60/[.A46])/([.A46]/60)" office:value-type="float" office:value="82.004555808656" calcext:value-type="float">
            <text:p>82,0</text:p>
          </table:table-cell>
          <table:table-cell table:style-name="ce8" table:formula="of:=6*[.A46]" office:value-type="float" office:value="263.4" calcext:value-type="float">
            <text:p>263,40</text:p>
          </table:table-cell>
          <table:table-cell table:style-name="ce8"/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4.45" calcext:value-type="float">
            <text:p>44,45</text:p>
          </table:table-cell>
          <table:table-cell table:style-name="ce6" table:formula="of:=([.A47]*60/[.A47])/([.A47]/60)" office:value-type="float" office:value="80.9898762654668" calcext:value-type="float">
            <text:p>81,0</text:p>
          </table:table-cell>
          <table:table-cell table:style-name="ce8" table:formula="of:=6*[.A47]" office:value-type="float" office:value="266.7" calcext:value-type="float">
            <text:p>266,70</text:p>
          </table:table-cell>
          <table:table-cell table:style-name="ce8"/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5" table:formula="of:=([.A48]*60/[.A48])/([.A48]/60)" office:value-type="float" office:value="80" calcext:value-type="float">
            <text:p>80,0</text:p>
          </table:table-cell>
          <table:table-cell table:style-name="ce7" table:formula="of:=6*[.A48]" office:value-type="float" office:value="270" calcext:value-type="float">
            <text:p>270,00</text:p>
          </table:table-cell>
          <table:table-cell table:style-name="ce7"/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5.55" calcext:value-type="float">
            <text:p>45,55</text:p>
          </table:table-cell>
          <table:table-cell table:style-name="ce6" table:formula="of:=([.A49]*60/[.A49])/([.A49]/60)" office:value-type="float" office:value="79.0340285400659" calcext:value-type="float">
            <text:p>79,0</text:p>
          </table:table-cell>
          <table:table-cell table:style-name="ce8" table:formula="of:=6*[.A49]" office:value-type="float" office:value="273.3" calcext:value-type="float">
            <text:p>273,30</text:p>
          </table:table-cell>
          <table:table-cell table:style-name="ce8"/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6.15" calcext:value-type="float">
            <text:p>46,15</text:p>
          </table:table-cell>
          <table:table-cell table:style-name="ce6" table:formula="of:=([.A50]*60/[.A50])/([.A50]/60)" office:value-type="float" office:value="78.0065005417118" calcext:value-type="float">
            <text:p>78,0</text:p>
          </table:table-cell>
          <table:table-cell table:style-name="ce8" table:formula="of:=6*[.A50]" office:value-type="float" office:value="276.9" calcext:value-type="float">
            <text:p>276,90</text:p>
          </table:table-cell>
          <table:table-cell table:style-name="ce8"/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6.75" calcext:value-type="float">
            <text:p>46,75</text:p>
          </table:table-cell>
          <table:table-cell table:style-name="ce6" table:formula="of:=([.A51]*60/[.A51])/([.A51]/60)" office:value-type="float" office:value="77.0053475935829" calcext:value-type="float">
            <text:p>77,0</text:p>
          </table:table-cell>
          <table:table-cell table:style-name="ce8" table:formula="of:=6*[.A51]" office:value-type="float" office:value="280.5" calcext:value-type="float">
            <text:p>280,50</text:p>
          </table:table-cell>
          <table:table-cell table:style-name="ce8"/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7.35" calcext:value-type="float">
            <text:p>47,35</text:p>
          </table:table-cell>
          <table:table-cell table:style-name="ce6" table:formula="of:=([.A52]*60/[.A52])/([.A52]/60)" office:value-type="float" office:value="76.0295670538543" calcext:value-type="float">
            <text:p>76,0</text:p>
          </table:table-cell>
          <table:table-cell table:style-name="ce8" table:formula="of:=6*[.A52]" office:value-type="float" office:value="284.1" calcext:value-type="float">
            <text:p>284,10</text:p>
          </table:table-cell>
          <table:table-cell table:style-name="ce8"/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5" table:formula="of:=([.A53]*60/[.A53])/([.A53]/60)" office:value-type="float" office:value="75" calcext:value-type="float">
            <text:p>75,0</text:p>
          </table:table-cell>
          <table:table-cell table:style-name="ce7" table:formula="of:=6*[.A53]" office:value-type="float" office:value="288" calcext:value-type="float">
            <text:p>288,00</text:p>
          </table:table-cell>
          <table:table-cell table:style-name="ce7"/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8.65" calcext:value-type="float">
            <text:p>48,65</text:p>
          </table:table-cell>
          <table:table-cell table:style-name="ce6" table:formula="of:=([.A54]*60/[.A54])/([.A54]/60)" office:value-type="float" office:value="73.9979445015416" calcext:value-type="float">
            <text:p>74,0</text:p>
          </table:table-cell>
          <table:table-cell table:style-name="ce8" table:formula="of:=6*[.A54]" office:value-type="float" office:value="291.9" calcext:value-type="float">
            <text:p>291,90</text:p>
          </table:table-cell>
          <table:table-cell table:style-name="ce8"/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9.3" calcext:value-type="float">
            <text:p>49,3</text:p>
          </table:table-cell>
          <table:table-cell table:style-name="ce6" table:formula="of:=([.A55]*60/[.A55])/([.A55]/60)" office:value-type="float" office:value="73.0223123732251" calcext:value-type="float">
            <text:p>73,0</text:p>
          </table:table-cell>
          <table:table-cell table:style-name="ce8" table:formula="of:=6*[.A55]" office:value-type="float" office:value="295.8" calcext:value-type="float">
            <text:p>295,80</text:p>
          </table:table-cell>
          <table:table-cell table:style-name="ce8"/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" table:formula="of:=([.A56]*60/[.A56])/([.A56]/60)" office:value-type="float" office:value="72" calcext:value-type="float">
            <text:p>72,0</text:p>
          </table:table-cell>
          <table:table-cell table:style-name="ce8" table:formula="of:=6*[.A56]" office:value-type="float" office:value="300" calcext:value-type="float">
            <text:p>300,00</text:p>
          </table:table-cell>
          <table:table-cell table:style-name="ce8"/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0.7" calcext:value-type="float">
            <text:p>50,7</text:p>
          </table:table-cell>
          <table:table-cell table:style-name="ce6" table:formula="of:=([.A57]*60/[.A57])/([.A57]/60)" office:value-type="float" office:value="71.0059171597633" calcext:value-type="float">
            <text:p>71,0</text:p>
          </table:table-cell>
          <table:table-cell table:style-name="ce8" table:formula="of:=6*[.A57]" office:value-type="float" office:value="304.2" calcext:value-type="float">
            <text:p>304,20</text:p>
          </table:table-cell>
          <table:table-cell table:style-name="ce8"/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4" office:value-type="float" office:value="51.4" calcext:value-type="float">
            <text:p>51,4</text:p>
          </table:table-cell>
          <table:table-cell table:style-name="ce5" table:formula="of:=([.A58]*60/[.A58])/([.A58]/60)" office:value-type="float" office:value="70.0389105058366" calcext:value-type="float">
            <text:p>70,0</text:p>
          </table:table-cell>
          <table:table-cell table:style-name="ce7" table:formula="of:=6*[.A58]" office:value-type="float" office:value="308.4" calcext:value-type="float">
            <text:p>308,40</text:p>
          </table:table-cell>
          <table:table-cell table:style-name="ce7"/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2.2" calcext:value-type="float">
            <text:p>52,2</text:p>
          </table:table-cell>
          <table:table-cell table:style-name="ce6" table:formula="of:=([.A59]*60/[.A59])/([.A59]/60)" office:value-type="float" office:value="68.9655172413793" calcext:value-type="float">
            <text:p>69,0</text:p>
          </table:table-cell>
          <table:table-cell table:style-name="ce8" table:formula="of:=6*[.A59]" office:value-type="float" office:value="313.2" calcext:value-type="float">
            <text:p>313,20</text:p>
          </table:table-cell>
          <table:table-cell table:style-name="ce8"/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2.95" calcext:value-type="float">
            <text:p>52,95</text:p>
          </table:table-cell>
          <table:table-cell table:style-name="ce6" table:formula="of:=([.A60]*60/[.A60])/([.A60]/60)" office:value-type="float" office:value="67.9886685552408" calcext:value-type="float">
            <text:p>68,0</text:p>
          </table:table-cell>
          <table:table-cell table:style-name="ce8" table:formula="of:=6*[.A60]" office:value-type="float" office:value="317.7" calcext:value-type="float">
            <text:p>317,70</text:p>
          </table:table-cell>
          <table:table-cell table:style-name="ce8"/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3.7" calcext:value-type="float">
            <text:p>53,7</text:p>
          </table:table-cell>
          <table:table-cell table:style-name="ce6" table:formula="of:=([.A61]*60/[.A61])/([.A61]/60)" office:value-type="float" office:value="67.0391061452514" calcext:value-type="float">
            <text:p>67,0</text:p>
          </table:table-cell>
          <table:table-cell table:style-name="ce8" table:formula="of:=6*[.A61]" office:value-type="float" office:value="322.2" calcext:value-type="float">
            <text:p>322,20</text:p>
          </table:table-cell>
          <table:table-cell table:style-name="ce8"/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4.55" calcext:value-type="float">
            <text:p>54,55</text:p>
          </table:table-cell>
          <table:table-cell table:style-name="ce6" table:formula="of:=([.A62]*60/[.A62])/([.A62]/60)" office:value-type="float" office:value="65.9945004582952" calcext:value-type="float">
            <text:p>66,0</text:p>
          </table:table-cell>
          <table:table-cell table:style-name="ce8" table:formula="of:=6*[.A62]" office:value-type="float" office:value="327.3" calcext:value-type="float">
            <text:p>327,30</text:p>
          </table:table-cell>
          <table:table-cell table:style-name="ce8"/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4" office:value-type="float" office:value="55.4" calcext:value-type="float">
            <text:p>55,4</text:p>
          </table:table-cell>
          <table:table-cell table:style-name="ce5" table:formula="of:=([.A63]*60/[.A63])/([.A63]/60)" office:value-type="float" office:value="64.9819494584838" calcext:value-type="float">
            <text:p>65,0</text:p>
          </table:table-cell>
          <table:table-cell table:style-name="ce7" table:formula="of:=6*[.A63]" office:value-type="float" office:value="332.4" calcext:value-type="float">
            <text:p>332,40</text:p>
          </table:table-cell>
          <table:table-cell table:style-name="ce7"/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6.25" calcext:value-type="float">
            <text:p>56,25</text:p>
          </table:table-cell>
          <table:table-cell table:style-name="ce6" table:formula="of:=([.A64]*60/[.A64])/([.A64]/60)" office:value-type="float" office:value="64" calcext:value-type="float">
            <text:p>64,0</text:p>
          </table:table-cell>
          <table:table-cell table:style-name="ce8" table:formula="of:=6*[.A64]" office:value-type="float" office:value="337.5" calcext:value-type="float">
            <text:p>337,50</text:p>
          </table:table-cell>
          <table:table-cell table:style-name="ce8"/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7.1" calcext:value-type="float">
            <text:p>57,1</text:p>
          </table:table-cell>
          <table:table-cell table:style-name="ce6" table:formula="of:=([.A65]*60/[.A65])/([.A65]/60)" office:value-type="float" office:value="63.0472854640981" calcext:value-type="float">
            <text:p>63,0</text:p>
          </table:table-cell>
          <table:table-cell table:style-name="ce8" table:formula="of:=6*[.A65]" office:value-type="float" office:value="342.6" calcext:value-type="float">
            <text:p>342,60</text:p>
          </table:table-cell>
          <table:table-cell table:style-name="ce8"/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8.1" calcext:value-type="float">
            <text:p>58,1</text:p>
          </table:table-cell>
          <table:table-cell table:style-name="ce6" table:formula="of:=([.A66]*60/[.A66])/([.A66]/60)" office:value-type="float" office:value="61.9621342512909" calcext:value-type="float">
            <text:p>62,0</text:p>
          </table:table-cell>
          <table:table-cell table:style-name="ce8" table:formula="of:=6*[.A66]" office:value-type="float" office:value="348.6" calcext:value-type="float">
            <text:p>348,60</text:p>
          </table:table-cell>
          <table:table-cell table:style-name="ce8"/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6" table:formula="of:=([.A67]*60/[.A67])/([.A67]/60)" office:value-type="float" office:value="61.0169491525424" calcext:value-type="float">
            <text:p>61,0</text:p>
          </table:table-cell>
          <table:table-cell table:style-name="ce8" table:formula="of:=6*[.A67]" office:value-type="float" office:value="354" calcext:value-type="float">
            <text:p>354,00</text:p>
          </table:table-cell>
          <table:table-cell table:style-name="ce8"/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5" table:formula="of:=([.A68]*60/[.A68])/([.A68]/60)" office:value-type="float" office:value="60" calcext:value-type="float">
            <text:p>60,0</text:p>
          </table:table-cell>
          <table:table-cell table:style-name="ce7" table:formula="of:=6*[.A68]" office:value-type="float" office:value="360" calcext:value-type="float">
            <text:p>360,00</text:p>
          </table:table-cell>
          <table:table-cell table:style-name="ce7"/>
          <table:covered-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.14" calcext:value-type="float">
            <text:p>5,14</text:p>
          </table:table-cell>
          <table:table-cell table:style-name="ce5" table:formula="of:=([.A69]*60/[.A69])/([.A69]/60)" office:value-type="float" office:value="700.389105058366" calcext:value-type="float">
            <text:p>700,4</text:p>
          </table:table-cell>
          <table:table-cell table:style-name="ce7" table:formula="of:=6*[.A69]" office:value-type="float" office:value="30.84" calcext:value-type="float">
            <text:p>30,84</text:p>
          </table:table-cell>
          <table:table-cell table:number-columns-repeated="3"/>
        </table:table-row>
        <table:table-row table:style-name="ro1" table:number-rows-repeated="104850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">
      <number:number number:decimal-places="3" loext:min-decimal-places="3" number:min-integer-digits="1"/>
    </number:number-style>
    <number:number-style style:name="N139">
      <number:number number:decimal-places="1" loext:min-decimal-places="1" number:min-integer-digits="1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.00.0000</text:date>, <text:time style:data-style-name="N2" text:time-value="10:40:19.82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0T09:21:51.654000000</meta:creation-date>
    <dc:date>2020-04-20T16:49:45.280000000</dc:date>
    <meta:editing-duration>PT6H49M1S</meta:editing-duration>
    <meta:editing-cycles>67</meta:editing-cycles>
    <meta:generator>LibreOffice/6.4.2.2$Windows_X86_64 LibreOffice_project/4e471d8c02c9c90f512f7f9ead8875b57fcb1ec3</meta:generator>
    <meta:document-statistic meta:table-count="1" meta:cell-count="280" meta:object-count="0"/>
  </office:meta>
</office:document-meta>
</file>